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rebuchet MS" svg:font-family="'Trebuchet M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T1" style:family="text">
      <style:text-properties fo:font-variant="normal" fo:text-transform="none" fo:color="#000000" style:text-line-through-style="none" style:text-underline-style="none" style:text-blinking="false" fo:background-color="transparent"/>
    </style:style>
    <style:style style:name="T2" style:family="text">
      <style:text-properties fo:font-variant="normal" fo:text-transform="none" fo:color="#000000" style:text-line-through-style="none" style:text-underline-style="none" fo:font-weight="normal" style:text-blinking="false" fo:background-color="transparent"/>
    </style:style>
    <style:style style:name="T3" style:family="text">
      <style:text-properties fo:font-variant="normal" fo:text-transform="none" fo:color="#000000" style:text-line-through-style="none" style:font-name="Trebuchet MS" fo:font-size="9.55000019073486pt" fo:font-style="normal" style:text-underline-style="none" fo:font-weight="bold" style:text-blinking="false" fo:background-color="transparent"/>
    </style:style>
    <style:style style:name="T4" style:family="text">
      <style:text-properties fo:font-variant="normal" fo:text-transform="none" fo:color="#1155cc" style:text-line-through-style="none" style:font-name="Arial1" fo:font-size="8.44999980926514pt" fo:font-style="normal" style:text-underline-style="solid" style:text-underline-width="auto" style:text-underline-color="font-color" fo:font-weight="normal" style:text-blinking="false" fo:background-color="transparent"/>
    </style:style>
    <style:style style:name="T5" style:family="text">
      <style:text-properties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docs-internal-guid-531cd06d-fe3e-ca01-4479-4f178b9d0f59"/>BrisBert Persona</text:h>
      <text:p text:style-name="Standard"><text:line-break/></text:p>
      <text:p text:style-name="Standard"/>
      <text:h text:style-name="Heading_20_2" text:outline-level="2">Purpose</text:h>
      <text:p text:style-name="Standard"/>
      <text:p text:style-name="Standard">This document describes the persona used to develop the BrisBert character.</text:p>
      <text:p text:style-name="Standard"/>
      <text:h text:style-name="Heading_20_2" text:outline-level="2">Content</text:h>
      <text:p text:style-name="Standard"/>
      <text:h text:style-name="Heading_20_3" text:outline-level="3">Keywords &amp; Phrases</text:h>
      <text:p text:style-name="Standard"/>
      <text:list xml:id="list1512672951" text:style-name="L1">
        <text:list-item>
          <text:p text:style-name="P1">Old man Brisbane</text:p>
        </text:list-item>
        <text:list-item>
          <text:p text:style-name="P1">Random</text:p>
        </text:list-item>
        <text:list-item>
          <text:p text:style-name="P1">Knowledgeable</text:p>
        </text:list-item>
        <text:list-item>
          <text:p text:style-name="P1">Back in the day</text:p>
        </text:list-item>
        <text:list-item>
          <text:p text:style-name="P1">There when it happened</text:p>
        </text:list-item>
        <text:list-item>
          <text:p text:style-name="P1">Made it happen</text:p>
        </text:list-item>
      </text:list>
      <text:p text:style-name="Standard"/>
      <text:h text:style-name="Heading_20_2" text:outline-level="2">Copy Quotes</text:h>
      <text:p text:style-name="Standard"/>
      <text:p text:style-name="Standard">Who is Bris Bert? Bris Bert is Old Man Brisbane. Whatever your interest, Bris Bert will tell you how it was back in his day. </text:p>
      <text:p text:style-name="Standard"/>
      <text:p text:style-name="Standard">Who is Bris Bert? Bris Bert is Old Man Brisbane. You’re on his lawn, but he’s not mad. He’s going to tell you all about Brisbane, Queensland, and the history of everything. </text:p>
      <text:p text:style-name="Standard"/>
      <text:h text:style-name="Heading_20_2" text:outline-level="2">Persona</text:h>
      <text:p text:style-name="Standard"/>
      <text:p text:style-name="Standard">BrisBert is Old Man Brisbane. </text:p>
      <text:p text:style-name="Standard"/>
      <text:p text:style-name="Standard">Some say that he immigrated on a leaky ship in Perth, exploring Australia until his shoes wore out in Brisbane. </text:p>
      <text:p text:style-name="Standard"/>
      <text:p text:style-name="Standard"/>
      <text:p text:style-name="Standard"/>
      <text:p text:style-name="Standard">Where is he from - ships of perth</text:p>
      <text:p text:style-name="Standard">changed name as an immigrant</text:p>
      <text:p text:style-name="Standard">came across nullabor</text:p>
      <text:p text:style-name="Standard">something about pineapple</text:p>
      <text:p text:style-name="Standard">sugar cane cutter</text:p>
      <text:p text:style-name="Standard">ona nd on and - aloco anonymous</text:p>
      <text:h text:style-name="Heading_20_2" text:outline-level="2"><text:soft-page-break/><text:span text:style-name="T5"><text:line-break/></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OpenSymbol" svg:font-family="OpenSymbol"/>
    <style:font-face style:name="Trebuchet MS" svg:font-family="'Trebuchet M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1T15:38:13</meta:creation-date>
    <dc:date>2013-06-01T15:41:25</dc:date>
    <meta:editing-duration>P0D</meta:editing-duration>
    <meta:editing-cycles>1</meta:editing-cycles>
    <meta:document-statistic meta:table-count="0" meta:image-count="0" meta:object-count="0" meta:page-count="2" meta:paragraph-count="25" meta:word-count="154" meta:character-count="829" meta:non-whitespace-character-count="698"/>
    <meta:generator>LibreOffice/3.5$MacOSX_x86 LibreOffice_project/dc9775d-05ecbee-0851ad3-1586698-727bf66</meta:generator>
  </office:meta>
</office:document-meta>
</file>